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9" style:apply-style-name="Bad" style:base-cell-address="Sheet1.A1"/>
    </style:style>
    <style:style style:name="ce2" style:family="table-cell" style:parent-style-name="Default">
      <style:map style:condition="cell-content()=9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" table:default-cell-style-name="ce2"/>
        <table:table-column table:style-name="co2" table:number-columns-repeated="924" table:default-cell-style-name="ce2"/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6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6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1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2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2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lor-scale>
              <calcext:color-scale-entry calcext:value="0" calcext:type="minimum" calcext:color="#355269"/>
              <calcext:color-scale-entry calcext:value="0" calcext:type="maximum" calcext:color="#4ec5ff"/>
            </calcext:color-scale>
            <calcext:condition calcext:apply-style-name="Bad" calcext:value="=9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22:48:42.060000000</meta:creation-date>
    <dc:date>2021-12-13T17:47:17.524000000</dc:date>
    <meta:editing-duration>P3DT18H48M25S</meta:editing-duration>
    <meta:editing-cycles>1</meta:editing-cycles>
    <meta:document-statistic meta:table-count="1" meta:cell-count="10000" meta:object-count="0"/>
    <meta:generator>LibreOffice/7.1.4.2$Windows_X86_64 LibreOffice_project/a529a4fab45b75fefc5b6226684193eb000654f6</meta:generator>
  </office:meta>
</office:document-meta>
</file>